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47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fo:color="#ffffff" style:font-name="Segoe UI1" fo:font-size="28pt" fo:text-shadow="1pt 1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>
        <style:tab-stops>
          <style:tab-stop style:position="19.05cm" style:type="right"/>
        </style:tab-stops>
      </style:paragraph-properties>
      <style:text-properties fo:color="#000000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text-properties fo:color="#000000" style:font-name="Segoe UI1" fo:font-size="36pt" fo:text-shadow="1pt 1pt" fo:font-weight="bold" style:font-size-asian="36pt" style:font-weight-asian="bold" style:font-size-complex="36pt" style:font-weight-complex="bold"/>
    </style:style>
    <style:style style:name="P9" style:family="paragraph">
      <style:paragraph-properties fo:margin-left="0.318cm" fo:margin-right="0cm" fo:text-indent="-0.318cm"/>
    </style:style>
    <style:style style:name="P10" style:family="paragraph">
      <style:paragraph-properties fo:margin-left="0.318cm" fo:margin-right="0cm" fo:text-indent="0cm"/>
    </style:style>
    <style:style style:name="P11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8pt" fo:text-shadow="1pt 1pt" style:font-size-asian="28pt" style:font-size-complex="28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ffffff" style:font-name="Segoe UI1" fo:font-size="28pt" fo:font-style="italic" fo:text-shadow="1pt 1pt" style:font-size-asian="28pt" style:font-style-asian="italic" style:font-size-complex="28pt" style:font-style-complex="italic"/>
    </style:style>
    <style:style style:name="T5" style:family="text">
      <style:text-properties fo:color="#000000" style:font-name="Segoe UI1" fo:font-size="36pt" fo:text-shadow="none" fo:font-weight="normal" style:font-size-asian="36pt" style:font-weight-asian="normal" style:font-size-complex="36pt" style:font-weight-complex="normal"/>
    </style:style>
    <style:style style:name="T6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7" style:family="text">
      <style:text-properties fo:color="#000000" style:font-name="Segoe UI1" fo:font-size="36pt" fo:text-shadow="1pt 1pt" fo:font-weight="bold" style:font-size-asian="36pt" style:font-weight-asian="bold" style:font-size-complex="36pt" style:font-weight-complex="bold"/>
    </style:style>
    <style:style style:name="T8" style:family="text">
      <style:text-properties fo:color="#ffffff" style:font-name="Segoe UI1" fo:font-size="18pt" fo:text-shadow="1pt 1pt" style:font-size-asian="18pt" style:font-size-complex="18pt"/>
    </style:style>
    <style:style style:name="T9" style:family="text">
      <style:text-properties fo:color="#000000" style:font-name="Segoe UI Semibold" fo:font-size="20pt" fo:text-shadow="none" style:font-size-asian="20pt" style:font-size-complex="20pt"/>
    </style:style>
    <style:style style:name="T10" style:family="text">
      <style:text-properties fo:color="#ffffff" style:font-name="Segoe UI1" fo:font-size="16pt" fo:text-shadow="1pt 1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7cm" svg:y="0.535cm">
          <draw:text-box>
            <text:p text:style-name="P1"><text:span text:style-name="T1">HYMN #934</text:span></text:p>
            <text:p text:style-name="P1"><text:span text:style-name="T2">“</text:span><text:span text:style-name="T3">My Soul Now Magnifies the Lord”</text:span><text:span text:style-name="T4">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4cm" svg:height="7.011cm" svg:x="1.349cm" svg:y="0.645cm">
          <draw:text-box>
            <text:p text:style-name="P4"><text:span text:style-name="T5">1. </text:span><text:span text:style-name="T6">My soul now magnifies the Lord;</text:span><text:span text:style-name="T6"><text:line-break/></text:span><text:span text:style-name="T6">My spirit leaps for joy in Him.</text:span><text:span text:style-name="T6"><text:line-break/></text:span><text:span text:style-name="T6">He keeps me in His kind regard,</text:span><text:span text:style-name="T6"><text:line-break/></text:span><text:span text:style-name="T6">And I am blest for time to co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6" draw:layer="layout" svg:width="25.4cm" svg:height="7.011cm" svg:x="1.27cm" svg:y="0.609cm">
          <draw:text-box>
            <text:p text:style-name="P4"><text:span text:style-name="T5">2. </text:span><text:span text:style-name="T6">For He alone who shows such might</text:span><text:span text:style-name="T6"><text:line-break/></text:span><text:span text:style-name="T6">Has done amazing things to me.</text:span><text:span text:style-name="T6"><text:line-break/></text:span><text:span text:style-name="T6">His mercy flows; His name like light</text:span><text:span text:style-name="T6"><text:line-break/></text:span><text:span text:style-name="T6">Remains in time perpetual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8" draw:layer="layout" svg:width="25.4cm" svg:height="7.011cm" svg:x="1.296cm" svg:y="0.54cm">
          <draw:text-box>
            <text:p text:style-name="P7"><text:span text:style-name="T6">3. His arm is strong; His strength is great.</text:span><text:span text:style-name="T6"><text:line-break/></text:span><text:span text:style-name="T6">He scatters those of proud intent</text:span><text:span text:style-name="T6"><text:line-break/></text:span><text:span text:style-name="T6">And casts them down from high estate,</text:span><text:span text:style-name="T6"><text:line-break/></text:span><text:span text:style-name="T6">Then gives the low His nourishment.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4" draw:text-style-name="P11" draw:layer="layout" svg:width="25.4cm" svg:height="13.723cm" svg:x="1.27cm" svg:y="0.508cm">
          <draw:text-box>
            <text:p text:style-name="P1"><text:span text:style-name="T6">4. He feeds the hungry as His own;</text:span><text:span text:style-name="T6"><text:line-break/></text:span><text:span text:style-name="T6">The wealthy leave with empty hands.</text:span><text:span text:style-name="T6"><text:line-break/></text:span><text:span text:style-name="T6">He gives His help to Israel;</text:span><text:span text:style-name="T6"><text:line-break/></text:span><text:span text:style-name="T6">His gracious promise always stands.</text:span></text:p>
            <text:p text:style-name="P9"><text:span text:style-name="T8"/></text:p>
            <text:p text:style-name="P9"><text:span text:style-name="T8"/></text:p>
            <text:p text:style-name="P9"><text:span text:style-name="T9">© 1978 Lutheran Book of Worship.</text:span></text:p>
            <text:p text:style-name="P9"><text:span text:style-name="T9">Used by permission:</text:span></text:p>
            <text:p text:style-name="P9"><text:span text:style-name="T9">LSB Hymn License</text:span></text:p>
            <text:p text:style-name="P9"><text:span text:style-name="T9">.NET, no. 100011038.</text:span></text:p>
            <text:p text:style-name="P10"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8T10:04:30.998000000</meta:creation-date>
    <dc:title>Hymn template</dc:title>
    <meta:editing-duration>PT5M30S</meta:editing-duration>
    <meta:editing-cycles>3</meta:editing-cycles>
    <meta:generator>LibreOffice/6.1.3.2$Windows_X86_64 LibreOffice_project/86daf60bf00efa86ad547e59e09d6bb77c699acb</meta:generator>
    <meta:initial-creator>Arthur Hoch</meta:initial-creator>
    <dc:date>2019-01-18T22:10:10.085000000</dc:date>
    <meta:document-statistic meta:object-count="96"/>
    <meta:template xlink:type="simple" xlink:actuate="onRequest" xlink:title="Hymn template" xlink:href="../../AppData/Roaming/LibreOffice/4/user/template/Worship%20Templsates/Hymn%20template.otp" meta:date="2014-12-18T10:04:30.686000000"/>
  </office:meta>
</office:document-meta>
</file>